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266f3f"/>
    </style:style>
    <style:style style:name="T1" style:family="text">
      <style:text-properties officeooo:rsid="001475af"/>
    </style:style>
    <style:style style:name="T2" style:family="text">
      <style:text-properties officeooo:rsid="001516aa"/>
    </style:style>
    <style:style style:name="T3" style:family="text">
      <style:text-properties officeooo:rsid="00152a5c"/>
    </style:style>
    <style:style style:name="T4" style:family="text">
      <style:text-properties style:text-line-through-style="solid" style:text-line-through-type="single"/>
    </style:style>
    <style:style style:name="T5" style:family="text">
      <style:text-properties style:text-line-through-style="solid" style:text-line-through-type="single" officeooo:rsid="001539b6"/>
    </style:style>
    <style:style style:name="T6" style:family="text">
      <style:text-properties style:text-line-through-style="solid" style:text-line-through-type="single" officeooo:rsid="003a07a8"/>
    </style:style>
    <style:style style:name="T7" style:family="text">
      <style:text-properties officeooo:rsid="001539b6"/>
    </style:style>
    <style:style style:name="T8" style:family="text">
      <style:text-properties officeooo:rsid="00167415"/>
    </style:style>
    <style:style style:name="T9" style:family="text">
      <style:text-properties officeooo:rsid="00185005"/>
    </style:style>
    <style:style style:name="T10" style:family="text">
      <style:text-properties officeooo:rsid="001bdb74"/>
    </style:style>
    <style:style style:name="T11" style:family="text">
      <style:text-properties officeooo:rsid="001ca16d"/>
    </style:style>
    <style:style style:name="T12" style:family="text">
      <style:text-properties style:font-name="Liberation Serif1" officeooo:rsid="001e4a38"/>
    </style:style>
    <style:style style:name="T13" style:family="text">
      <style:text-properties style:font-name="Liberation Serif" officeooo:rsid="001e4a38"/>
    </style:style>
    <style:style style:name="T14" style:family="text">
      <style:text-properties style:font-name="Liberation Serif" officeooo:rsid="002045ab"/>
    </style:style>
    <style:style style:name="T15" style:family="text">
      <style:text-properties style:text-position="sub 58%" style:font-name="Liberation Serif1" officeooo:rsid="00207da6"/>
    </style:style>
    <style:style style:name="T16" style:family="text">
      <style:text-properties officeooo:rsid="0022a82f"/>
    </style:style>
    <style:style style:name="T17" style:family="text">
      <style:text-properties officeooo:rsid="00247b61"/>
    </style:style>
    <style:style style:name="T18" style:family="text">
      <style:text-properties style:font-name="Times New Roman" officeooo:rsid="00167415" style:font-size-complex="10pt"/>
    </style:style>
    <style:style style:name="T19" style:family="text">
      <style:text-properties style:font-name="Times New Roman" officeooo:rsid="00266f3f" style:font-size-complex="10pt"/>
    </style:style>
    <style:style style:name="T20" style:family="text">
      <style:text-properties officeooo:rsid="00266f3f"/>
    </style:style>
    <style:style style:name="T21" style:family="text">
      <style:text-properties officeooo:rsid="0028218c"/>
    </style:style>
    <style:style style:name="T22" style:family="text">
      <style:text-properties officeooo:rsid="002949ab"/>
    </style:style>
    <style:style style:name="T23" style:family="text">
      <style:text-properties officeooo:rsid="002a3de6"/>
    </style:style>
    <style:style style:name="T24" style:family="text">
      <style:text-properties officeooo:rsid="002ac75e"/>
    </style:style>
    <style:style style:name="T25" style:family="text">
      <style:text-properties officeooo:rsid="002c5cde"/>
    </style:style>
    <style:style style:name="T26" style:family="text">
      <style:text-properties officeooo:rsid="002d0747"/>
    </style:style>
    <style:style style:name="T27" style:family="text">
      <style:text-properties officeooo:rsid="002f2faa"/>
    </style:style>
    <style:style style:name="T28" style:family="text">
      <style:text-properties officeooo:rsid="002faef9"/>
    </style:style>
    <style:style style:name="T29" style:family="text">
      <style:text-properties officeooo:rsid="0034033d"/>
    </style:style>
    <style:style style:name="T30" style:family="text">
      <style:text-properties officeooo:rsid="0034bdee"/>
    </style:style>
    <style:style style:name="T31" style:family="text">
      <style:text-properties officeooo:rsid="0035d52a"/>
    </style:style>
    <style:style style:name="T32" style:family="text">
      <style:text-properties officeooo:rsid="0036750f"/>
    </style:style>
    <style:style style:name="T33" style:family="text">
      <style:text-properties officeooo:rsid="0037a557"/>
    </style:style>
    <style:style style:name="T34" style:family="text">
      <style:text-properties officeooo:rsid="003a07a8"/>
    </style:style>
    <style:style style:name="T35" style:family="text">
      <style:text-properties officeooo:rsid="003a3708"/>
    </style:style>
    <style:style style:name="T36" style:family="text">
      <style:text-properties officeooo:rsid="003a3e98"/>
    </style:style>
    <style:style style:name="T37" style:family="text">
      <style:text-properties officeooo:rsid="003bf195"/>
    </style:style>
    <style:style style:name="T38" style:family="text">
      <style:text-properties officeooo:rsid="003c3707"/>
    </style:style>
    <style:style style:name="T39" style:family="text">
      <style:text-properties officeooo:rsid="003d2775"/>
    </style:style>
    <style:style style:name="T40" style:family="text">
      <style:text-properties officeooo:rsid="003d3845"/>
    </style:style>
    <style:style style:name="T41" style:family="text">
      <style:text-properties officeooo:rsid="003df8b2"/>
    </style:style>
    <style:style style:name="T42" style:family="text">
      <style:text-properties officeooo:rsid="003f5a79"/>
    </style:style>
    <style:style style:name="T43" style:family="text">
      <style:text-properties officeooo:rsid="0042dbff"/>
    </style:style>
    <style:style style:name="T44" style:family="text">
      <style:text-properties officeooo:rsid="004477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igure 3. <text:span text:style-name="T1">(A)</text:span> <text:span text:style-name="T2">Community structure of the PSP network using the S</text:span>pectral modularity method. <text:span text:style-name="T2">Communities are coloured using the average </text:span>gene-<text:span text:style-name="T3">community</text:span> probability <text:span text:style-name="T3">values</text:span>: bluer coloured a <text:span text:style-name="T3">community</text:span> is, the more probable the genes are of belonging to that <text:span text:style-name="T3">community</text:span> on average. <text:span text:style-name="T4">Respectively, all the singlet clusters are white, meaning the gene is not likely to belong to a single cluster</text:span>. <text:span text:style-name="T7">Nodes coloured </text:span>magenta highlight the core PSD95 interactors, which is also <text:span text:style-name="T7">highlighted </text:span><text:span text:style-name="T43">magenta in</text:span> the Bridgeness plot <text:span text:style-name="T32">in </text:span><text:span text:style-name="T7">( C)</text:span><text:span text:style-name="T5">. </text:span><text:span text:style-name="T4">– condensed in left bottom cluster with “most probable” structure.</text:span> <text:span text:style-name="T7">(B) </text:span><text:span text:style-name="T8">We use graph entropy to compare the </text:span><text:span text:style-name="T10">structure of the </text:span><text:span text:style-name="T8">PSP network </text:span><text:span text:style-name="T10">(0.668) </text:span><text:span text:style-name="T20">against</text:span><text:span text:style-name="T8"> </text:span><text:span text:style-name="T16">1000 </text:span><text:span text:style-name="T9">randomised </text:span><text:span text:style-name="T11">Erdos-Renyi (E-R=0.989+-0.0005) and </text:span><text:span text:style-name="T17">P</text:span><text:span text:style-name="T11">ower-</text:span><text:span text:style-name="T17">L</text:span><text:span text:style-name="T11">aw (P-L=0.9127+-0.0032, </text:span><text:span text:style-name="T12">α</text:span><text:span text:style-name="T15">PSP</text:span><text:span text:style-name="T13">=</text:span><text:span text:style-name="T14">2.41(6)</text:span><text:span text:style-name="T11">) </text:span><text:span text:style-name="T9">models of similar size. </text:span><text:span text:style-name="T20">Graph entropy was also used to quantify each proteins ability to inhibit or enhance </text:span><text:span text:style-name="T18">propagation of signals </text:span><text:span text:style-name="T19">through the PSP network </text:span><text:span text:style-name="T20">when the protein was either over- or under-expressed </text:span><text:span text:style-name="T18">(Teschendorff et al., 2014).</text:span> <text:span text:style-name="T21">( C)</text:span> Bridging proteins, estimated using the Spectral <text:span text:style-name="T22">modularity </text:span>algorithm, plotted against semi-local centrality (Methods) <text:span text:style-name="T28">to categorise </text:span>proteins <text:span text:style-name="T28">in the PSP network </text:span>to three important groups: Region 1, proteins that are likely to have a 'global' rather than 'local' influence in the network (also been called bottle-neck bridges (Najafi et al., 2016)[55], connector or kinless hubs (Guimera &amp; Amaral, 2004)) lie in the range (DLG4, GRIN2B, CAMK2A, etc). Region 2, proteins likely to have an influential 'globally' and 'locally' in the network (EGFR, HRAS, NRAS, etc). Region 3, more likely to be centred within the community they're found in, but also focused on communicating with a few other specific communities (GRIN1, GRIA2-4). Region 4, proteins whose impact is mostly 'locally', primarily within one or two communities (local or party hubs [64]. <text:span text:style-name="T23">(D)</text:span> Correlation plot for different <text:span text:style-name="T24">node </text:span>centrality measures estimated for PSP network. <text:span text:style-name="T25">The a</text:span>nti-correlation between SR_UP and Bridgeness <text:span text:style-name="T25">(-</text:span><text:span text:style-name="T26">0.38</text:span><text:span text:style-name="T25">) </text:span>indicates <text:span text:style-name="T27">protiens </text:span>with higher Bridgeness values also <text:span text:style-name="T44">have </text:span>lower graphs entropy <text:span text:style-name="T44">values </text:span>when active<text:span text:style-name="T4">, which allows the signal to pass more freely</text:span>. <text:span text:style-name="T32">(E)</text:span> left: Disease-disease relationship for presynaptic (red <text:span text:style-name="T31">circles</text:span>), <text:span text:style-name="T30">PSP</text:span> (blue <text:span text:style-name="T31">triangles</text:span>) and <text:span text:style-name="T30">PSP </text:span>consensus (green <text:span text:style-name="T31">squares</text:span>) interactome. Where significance q-values &lt; 0.05 is delineated by the dashed line. Schizophrenia (SCH), Autistic Spectrum Disorder (ASD), Autistic Disorder (AUT), Bipolar Disorder (BD), Intellectual Disability (ID), Alzheimer disease (AD), Epilepsy Syndrome (Epi), Parkinson's Disease (PD), Frontotemporal Dementia (FTD), Huntington's Disease (HD) and Multiple Sclerosis (MS) are considered; <text:span text:style-name="T32">(E) </text:span>right: randomisation studies for disease-disease pair overlap, <text:span text:style-name="T36">with</text:span><text:span text:style-name="T35"> orange</text:span> arrow<text:span text:style-name="T36">s</text:span> show<text:span text:style-name="T36">ing</text:span> the <text:span text:style-name="T37">measured </text:span>Z-score compared to 10,000 AD-HTN, PD-HTN and AD-PD random<text:span text:style-name="T37">ised</text:span> models. <text:span text:style-name="T29">(F) </text:span><text:span text:style-name="T32">We investigate the colocalization of AD and HTN </text:span><text:span text:style-name="T33">on</text:span><text:span text:style-name="T32"> the PSP network by pr</text:span><text:span text:style-name="T33">opagating </text:span><text:span text:style-name="T34">these</text:span><text:span text:style-name="T33"> </text:span>gene-disease associations (GDA) <text:span text:style-name="T33">through the network using </text:span><text:span text:style-name="T34">the </text:span><text:span text:style-name="T6">zeroth-order</text:span><text:span text:style-name="T34"> </text:span><text:span text:style-name="T33">Belief Propagation </text:span><text:span text:style-name="T34">DC-SBM </text:span><text:span text:style-name="T38">algorithm </text:span><text:span text:style-name="T33">(M.E.J. Newman &amp; A. Clauset., </text:span><text:span text:style-name="T34">2016</text:span><text:span text:style-name="T33">). </text:span><text:span text:style-name="T39">T</text:span>he colocalization of <text:span text:style-name="T40">AD and HTN </text:span>shared common molecular pathways in <text:span text:style-name="T40">communities </text:span>31 and 43, which <text:span text:style-name="T40">were </text:span>also <text:span text:style-name="T40">found </text:span>enriched <text:span text:style-name="T41">for</text:span> axon guidance, stress-activated MAP<text:span text:style-name="T42">K</text:span> cascade and response to oxidative stress GO BP term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27T21:04:38.961156039</meta:creation-date>
    <dc:date>2020-11-27T22:33:56.758219858</dc:date>
    <meta:editing-duration>PT1H18M46S</meta:editing-duration>
    <meta:editing-cycles>42</meta:editing-cycles>
    <meta:generator>LibreOffice/7.0.3.1$Linux_X86_64 LibreOffice_project/00$Build-1</meta:generator>
    <meta:document-statistic meta:table-count="0" meta:image-count="0" meta:object-count="0" meta:page-count="1" meta:paragraph-count="1" meta:word-count="478" meta:character-count="3294" meta:non-whitespace-character-count="2816"/>
  </office:meta>
</office:document-meta>
</file>